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1A000004632F40478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fo:text-align="center" style:justify-single-word="false"/>
    </style:style>
    <style:style style:name="P2" style:family="paragraph" style:parent-style-name="Text_20_body_20_indent">
      <style:paragraph-properties fo:text-align="start" style:justify-single-word="false"/>
    </style:style>
    <style:style style:name="P3" style:family="paragraph" style:parent-style-name="Text_20_body_20_indent">
      <style:paragraph-properties fo:break-before="page"/>
    </style:style>
    <style:style style:name="P4" style:family="paragraph" style:parent-style-name="Text_20_body_20_indent">
      <style:paragraph-properties fo:text-align="center" style:justify-single-word="false" fo:break-before="page"/>
    </style:style>
    <style:style style:name="P5" style:family="paragraph" style:parent-style-name="Text_20_body_20_indent">
      <style:paragraph-properties fo:margin-left="0.476cm" fo:margin-right="0cm" fo:text-indent="0cm" style:auto-text-indent="false"/>
    </style:style>
    <style:style style:name="P6" style:family="paragraph" style:parent-style-name="Text_20_body_20_indent">
      <style:paragraph-properties fo:margin-left="0.476cm" fo:margin-right="0cm" fo:text-align="start" style:justify-single-word="false" fo:text-indent="0cm" style:auto-text-indent="false"/>
    </style:style>
    <style:style style:name="P7" style:family="paragraph" style:parent-style-name="Text_20_body_20_indent">
      <style:paragraph-properties fo:margin-left="0.503cm" fo:margin-right="0cm" fo:text-indent="0cm" style:auto-text-indent="false"/>
    </style:style>
    <style:style style:name="P8" style:family="paragraph" style:parent-style-name="Text_20_body_20_indent">
      <style:paragraph-properties fo:margin-left="0.503cm" fo:margin-right="0cm" fo:text-align="center" style:justify-single-word="false" fo:text-indent="0cm" style:auto-text-indent="false"/>
    </style:style>
    <style:style style:name="P9" style:family="paragraph" style:parent-style-name="Text_20_body_20_indent">
      <style:paragraph-properties fo:margin-left="0.503cm" fo:margin-right="0cm" fo:text-align="start" style:justify-single-word="false" fo:text-indent="0cm" style:auto-text-indent="false"/>
    </style:style>
    <style:style style:name="P10" style:family="paragraph" style:parent-style-name="Text_20_body_20_indent">
      <style:paragraph-properties fo:margin-left="0.503cm" fo:margin-right="0cm" fo:text-indent="0cm" style:auto-text-indent="false" fo:break-before="page"/>
    </style:style>
    <style:style style:name="P11" style:family="paragraph" style:parent-style-name="Table_20_Contents">
      <style:paragraph-properties fo:text-align="start" style:justify-single-word="false"/>
    </style:style>
    <style:style style:name="P12" style:family="paragraph" style:parent-style-name="Text_20_body_20_indent" style:list-style-name="L1"/>
    <style:style style:name="P13" style:family="paragraph" style:parent-style-name="Text_20_body_20_indent" style:list-style-name="L2"/>
    <style:style style:name="P14" style:family="paragraph" style:parent-style-name="Text_20_body_20_indent" style:list-style-name="L3"/>
    <style:style style:name="P15" style:family="paragraph" style:parent-style-name="Text_20_body_20_indent" style:list-style-name="L6"/>
    <style:style style:name="P16" style:family="paragraph" style:parent-style-name="Text_20_body_20_indent" style:list-style-name="L7"/>
    <style:style style:name="P17" style:family="paragraph" style:parent-style-name="Text_20_body_20_indent" style:list-style-name="L8"/>
    <style:style style:name="P18" style:family="paragraph" style:parent-style-name="Text_20_body_20_indent" style:list-style-name="L9"/>
    <style:style style:name="P19" style:family="paragraph" style:parent-style-name="Text_20_body_20_indent" style:list-style-name="L7">
      <style:paragraph-properties fo:margin-left="0.529cm" fo:margin-right="0cm" fo:text-indent="0cm" style:auto-text-indent="false"/>
    </style:style>
    <style:style style:name="P20" style:family="paragraph" style:parent-style-name="Text_20_body_20_indent" style:list-style-name="L3">
      <style:paragraph-properties fo:margin-left="0.529cm" fo:margin-right="0cm" fo:text-indent="0cm" style:auto-text-indent="false"/>
    </style:style>
    <style:style style:name="P21" style:family="paragraph" style:parent-style-name="Text_20_body_20_indent" style:list-style-name="L8">
      <style:paragraph-properties fo:margin-left="0.476cm" fo:margin-right="0cm" fo:text-indent="0cm" style:auto-text-indent="false"/>
    </style:style>
    <style:style style:name="P22" style:family="paragraph" style:parent-style-name="Text_20_body_20_indent">
      <style:paragraph-properties fo:margin-left="0cm" fo:margin-right="0cm" fo:text-indent="0cm" style:auto-text-indent="false"/>
    </style:style>
    <style:style style:name="P23" style:family="paragraph" style:parent-style-name="Text_20_body_20_indent" style:list-style-name="L3">
      <style:paragraph-properties fo:margin-left="0cm" fo:margin-right="0cm" fo:text-align="center" style:justify-single-word="false" fo:text-indent="0cm" style:auto-text-indent="false"/>
    </style:style>
    <style:style style:name="P24" style:family="paragraph" style:parent-style-name="Text_20_body_20_indent" style:list-style-name="L3">
      <style:paragraph-properties fo:margin-left="0cm" fo:margin-right="0cm" fo:text-indent="0cm" style:auto-text-indent="false"/>
    </style:style>
    <style:style style:name="P25" style:family="paragraph" style:parent-style-name="Text_20_body_20_indent">
      <style:paragraph-properties fo:break-before="page"/>
    </style:style>
    <style:style style:name="P26" style:family="paragraph" style:parent-style-name="Text_20_body_20_indent" style:list-style-name="L3">
      <style:paragraph-properties fo:margin-left="0.503cm" fo:margin-right="0cm" fo:text-indent="0cm" style:auto-text-indent="false"/>
    </style:style>
    <style:style style:name="P27" style:family="paragraph" style:parent-style-name="Text_20_body_20_indent" style:list-style-name="L3">
      <style:paragraph-properties fo:margin-left="1.931cm" fo:margin-right="0cm" fo:text-indent="0cm" style:auto-text-indent="false"/>
    </style:style>
    <style:style style:name="P28" style:family="paragraph" style:parent-style-name="Text_20_body_20_indent" style:list-style-name="L3">
      <style:paragraph-properties fo:margin-left="1.905cm" fo:margin-right="0cm" fo:text-indent="0cm" style:auto-text-indent="false"/>
    </style:style>
    <style:style style:name="P29" style:family="paragraph" style:parent-style-name="Text_20_body_20_indent" style:list-style-name="L3">
      <style:paragraph-properties fo:margin-left="0.582cm" fo:margin-right="0cm" fo:text-indent="0cm" style:auto-text-indent="false"/>
    </style:style>
    <style:style style:name="P30" style:family="paragraph" style:parent-style-name="Text_20_body_20_indent" style:list-style-name="L3">
      <style:paragraph-properties fo:margin-left="0.556cm" fo:margin-right="0cm" fo:text-indent="0cm" style:auto-text-indent="false"/>
    </style:style>
    <style:style style:name="P31" style:family="paragraph" style:parent-style-name="Text_20_body_20_indent" style:list-style-name="L3">
      <style:paragraph-properties fo:margin-left="1.984cm" fo:margin-right="0cm" fo:text-indent="-0.635cm" style:auto-text-indent="false">
        <style:tab-stops/>
      </style:paragraph-properties>
    </style:style>
    <style:style style:name="P32" style:family="paragraph" style:parent-style-name="Text_20_body_20_indent" style:list-style-name="L3">
      <style:paragraph-properties fo:margin-left="2.011cm" fo:margin-right="0cm" fo:text-indent="0cm" style:auto-text-indent="false"/>
    </style:style>
    <style:style style:name="P33" style:family="paragraph" style:parent-style-name="Text_20_body_20_indent" style:list-style-name="L3">
      <style:paragraph-properties fo:margin-left="1.984cm" fo:margin-right="0cm" fo:text-indent="0cm" style:auto-text-indent="false"/>
    </style:style>
    <style:style style:name="P34" style:family="paragraph" style:parent-style-name="Text_20_body_20_indent" style:list-style-name="L3">
      <style:paragraph-properties fo:margin-left="3.651cm" fo:margin-right="0cm" fo:text-indent="0cm" style:auto-text-indent="false"/>
    </style:style>
    <style:style style:name="P35" style:family="paragraph" style:parent-style-name="Text_20_body" style:list-style-name="L4"/>
    <style:style style:name="P36" style:family="paragraph" style:parent-style-name="Text_20_body" style:list-style-name="L5"/>
    <style:style style:name="T1" style:family="text">
      <style:text-properties fo:font-weight="normal" style:font-weight-asian="normal" style:font-weight-complex="normal"/>
    </style:style>
    <style:style style:name="T2" style:family="text">
      <style:text-properties fo:language="en" fo:country="none"/>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6pt" style:font-size-asian="16pt" style:font-size-complex="16pt"/>
    </style:style>
    <style:style style:name="T9" style:family="text">
      <style:text-properties fo:font-size="14pt" style:font-size-asian="14pt" style:font-size-complex="14pt"/>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fo:font-size="14pt" fo:font-style="normal" fo:font-weight="bold" style:font-size-asian="14pt" style:font-style-asian="normal" style:font-weight-asian="bold" style:font-size-complex="14pt" style:font-style-complex="normal" style:font-weight-complex="bold"/>
    </style:style>
    <style:style style:name="T1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3" style:family="text">
      <style:text-properties fo:font-size="12pt" fo:font-style="normal" fo:font-weight="bold" style:font-size-asian="10.5pt" style:font-style-asian="normal" style:font-weight-asian="bold" style:font-size-complex="12pt" style:font-style-complex="normal" style:font-weight-complex="bold"/>
    </style:style>
    <style:style style:name="T14" style:family="text">
      <style:text-properties fo:font-size="12pt" fo:font-style="normal" fo:font-weight="bold"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fo:text-indent="-0.635cm" fo:margin-left="-3.8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1.2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0.63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05cm" fo:text-indent="-0.635cm" fo:margin-left="1.905cm"/>
        </style:list-level-properties>
      </text:list-level-style-number>
    </text:list-style>
    <text:list-style style:name="L11">
      <text:list-level-style-number text:level="1" text:style-name="Numbering_20_Symbols" style:num-suffix="." style:num-format="1" text:start-value="7">
        <style:list-level-properties text:list-level-position-and-space-mode="label-alignment">
          <style:list-level-label-alignment text:label-followed-by="listtab" fo:text-indent="-0.635cm" fo:margin-left="-3.175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0.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54cm" fo:text-indent="-0.635cm" fo:margin-left="2.5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indent"><text:span text:style-name="Strong_20_Emphasis"><text:span text:style-name="T1">Рабочее название </text:span></text:span></text:p>
      <text:p text:style-name="Text_20_body_20_indent"><text:span text:style-name="Strong_20_Emphasis"><text:span text:style-name="T1">Путь unix-джедая</text:span></text:span></text:p>
      <text:p text:style-name="P3"><text:span text:style-name="Strong_20_Emphasis">Вступление.</text:span></text:p>
      <text:p text:style-name="Text_20_body_20_indent"><text:span text:style-name="Strong_20_Emphasis"><text:span text:style-name="T1">Надеюсь то что я пишу кому-либо будет интересно, в книге я попытаюсь изложить рецепты конфигурация серверного программного обеспечения.</text:span></text:span></text:p>
      <text:p text:style-name="Text_20_body_20_indent"><text:span text:style-name="Strong_20_Emphasis"><text:span text:style-name="T1">Привязки к определенному дистрибутиву вы не сможете найти в этой книге, по сему я постараюсь чтобы после прочтения книги вы смогли сконфигурировать допустим веб сервер в любом известном дистрибутиве Linux или в Freebsd.</text:span></text:span></text:p>
      <text:p text:style-name="Text_20_body_20_indent"><text:span text:style-name="Strong_20_Emphasis"><text:span text:style-name="T1">Вначале кроткий экскурс в историю операционных систем. После этого мы с вами попытаемся разобраться в том что происходит при запуске компьютера и как загружается ваша любимая ос.</text:span></text:span></text:p>
      <text:p text:style-name="P3"><text:span text:style-name="Strong_20_Emphasis"><text:tab/><text:tab/><text:tab/>Оглавление:</text:span></text:p>
      <text:p text:style-name="Text_20_body_20_indent"><text:span text:style-name="Strong_20_Emphasis">Глава 1: Историческая справка</text:span></text:p>
      <text:list xml:id="list2027023244" text:style-name="L1">
        <text:list-item>
          <text:list>
            <text:list-item>
              <text:p text:style-name="P12"><text:span text:style-name="Strong_20_Emphasis">Операционная система. Миф, быль или среда жизни.</text:span></text:p>
            </text:list-item>
          </text:list>
        </text:list-item>
      </text:list>
      <text:list xml:id="list1806670259" text:style-name="L2">
        <text:list-item>
          <text:list>
            <text:list-item>
              <text:p text:style-name="P13"><text:span text:style-name="Strong_20_Emphasis">Что такое дистрибутив. Коротко о самых известных дистрибутива. </text:span></text:p>
            </text:list-item>
          </text:list>
        </text:list-item>
      </text:list>
      <text:p text:style-name="Text_20_body_20_indent"><text:span text:style-name="Strong_20_Emphasis"/></text:p>
      <text:p text:style-name="Text_20_body_20_indent"><text:span text:style-name="Strong_20_Emphasis">Глава 2: Начнем с теории </text:span></text:p>
      <text:list xml:id="list241072281" text:style-name="L3">
        <text:list-item>
          <text:list>
            <text:list-item>
              <text:p text:style-name="P14"><text:span text:style-name="Strong_20_Emphasis">Серверы, компьютеры, что с чем едят.</text:span></text:p>
            </text:list-item>
            <text:list-item>
              <text:p text:style-name="P14"><text:span text:style-name="Strong_20_Emphasis">Мир unix. Echo «Welcome..»</text:span></text:p>
              <text:list>
                <text:list-item>
                  <text:p text:style-name="P14"><text:span text:style-name="Strong_20_Emphasis"><text:span text:style-name="T5">Пользователи системы. Великий и ужасный root</text:span></text:span></text:p>
                </text:list-item>
                <text:list-item>
                  <text:p text:style-name="P14"><text:span text:style-name="Strong_20_Emphasis"><text:span text:style-name="T5">Файловая система</text:span></text:span></text:p>
                </text:list-item>
                <text:list-item>
                  <text:p text:style-name="P14"><text:span text:style-name="Strong_20_Emphasis"><text:span text:style-name="T5">Процессы, сигналы, управление процессами</text:span></text:span></text:p>
                </text:list-item>
                <text:list-item>
                  <text:p text:style-name="P14"><text:span text:style-name="Strong_20_Emphasis"><text:span text:style-name="T5">Планирование задач</text:span></text:span></text:p>
                  <text:p text:style-name="P26"><text:span text:style-name="Strong_20_Emphasis"><text:span text:style-name="T5"><text:s/></text:span></text:span></text:p>
                  <text:p text:style-name="P26"><text:span text:style-name="Strong_20_Emphasis"><text:span text:style-name="T5">Глава 3: </text:span></text:span><text:span text:style-name="Strong_20_Emphasis"><text:span text:style-name="T5">Работа с текстом</text:span></text:span></text:p>
                  <text:list>
                    <text:list-item>
                      <text:list>
                        <text:list-item>
                          <text:list>
                            <text:list-item>
                              <text:list>
                                <text:list-item>
                                  <text:list>
                                    <text:list-item>
                                      <text:list>
                                        <text:list-item>
                                          <text:list>
                                            <text:list-header>
                                              <text:p text:style-name="P27"><text:span text:style-name="Strong_20_Emphasis"><text:span text:style-name="T7">3.1.1. </text:span></text:span><text:span text:style-name="Strong_20_Emphasis"><text:span text:style-name="T5"><text:s/>grep</text:span></text:span></text:p>
                                              <text:p text:style-name="P28"><text:span text:style-name="Strong_20_Emphasis"><text:span text:style-name="T7">3.1.2. </text:span></text:span><text:span text:style-name="Strong_20_Emphasis"><text:span text:style-name="T5">sed</text:span></text:span></text:p>
                                              <text:p text:style-name="P28"><text:span text:style-name="Strong_20_Emphasis"><text:span text:style-name="T7">3.1.3. </text:span></text:span><text:span text:style-name="Strong_20_Emphasis"><text:span text:style-name="T5">tr</text:span></text:span></text:p>
                                              <text:p text:style-name="P28"><text:span text:style-name="Strong_20_Emphasis"><text:span text:style-name="T7">3.1.4. </text:span></text:span><text:span text:style-name="Strong_20_Emphasis"><text:span text:style-name="T5">Регулярные выражения</text:span></text:span></text:p>
                                              <text:p text:style-name="P26"><text:span text:style-name="Strong_20_Emphasis"><text:span text:style-name="T5">Глава 4:Искусство написание скриптов</text:span></text:span></text:p>
                                              <text:p text:style-name="P29"><text:span text:style-name="Strong_20_Emphasis"><text:span text:style-name="T5"/></text:span></text:p>
                                              <text:p text:style-name="P29"><text:span text:style-name="Strong_20_Emphasis"><text:span text:style-name="T5">Глава 5:Резервное копирование</text:span></text:span></text:p>
                                              <text:p text:style-name="P20"><text:span text:style-name="Strong_20_Emphasis"><text:span text:style-name="T5"/></text:span></text:p>
                                              <text:p text:style-name="P20"><text:span text:style-name="Strong_20_Emphasis"><text:span text:style-name="T5">Глава 6:Сети</text:span></text:span></text:p>
                                              <text:p text:style-name="P30"><text:span text:style-name="Strong_20_Emphasis"><text:span text:style-name="T5"/></text:span></text:p>
                                              <text:p text:style-name="P30"><text:span text:style-name="Strong_20_Emphasis"><text:span text:style-name="T5">Глава 7:Практическое администрирование</text:span></text:span></text:p>
                                              <text:p text:style-name="P24"><text:span text:style-name="Strong_20_Emphasis"><text:span text:style-name="T5"><text:s text:c="5"/></text:span></text:span></text:p>
                                            </text:list-header>
                                          </text:list>
                                        </text:list-item>
                                      </text:list>
                                    </text:list-item>
                                  </text:list>
                                </text:list-item>
                              </text:list>
                            </text:list-item>
                          </text:list>
                        </text:list-item>
                      </text:list>
                    </text:list-item>
                  </text:list>
                </text:list-item>
              </text:list>
            </text:list-item>
          </text:list>
          <text:p text:style-name="P31"><text:span text:style-name="Strong_20_Emphasis"><text:span text:style-name="T7">7.1. <text:s/>Установка программного обеспечения</text:span></text:span></text:p>
          <text:list>
            <text:list-item>
              <text:list>
                <text:list-item>
                  <text:list>
                    <text:list-item>
                      <text:list>
                        <text:list-item>
                          <text:list>
                            <text:list-item>
                              <text:list>
                                <text:list-item>
                                  <text:list>
                                    <text:list-item>
                                      <text:list>
                                        <text:list-item>
                                          <text:list>
                                            <text:list-header>
                                              <text:p text:style-name="P32"><text:span text:style-name="Strong_20_Emphasis"><text:span text:style-name="T7">7.2. Какой час? Настройка времени в системе</text:span></text:span></text:p>
                                            </text:list-header>
                                          </text:list>
                                        </text:list-item>
                                      </text:list>
                                    </text:list-item>
                                  </text:list>
                                </text:list-item>
                              </text:list>
                            </text:list-item>
                          </text:list>
                        </text:list-item>
                      </text:list>
                    </text:list-item>
                  </text:list>
                </text:list-item>
              </text:list>
            </text:list-item>
          </text:list>
        </text:list-item>
      </text:list>
      <text:p text:style-name="Text_20_body_20_indent"><text:span text:style-name="Strong_20_Emphasis">Глава 8: Серверное программное обеспечение</text:span></text:p>
      <text:list xml:id="list1740776468" text:continue-numbering="true" text:style-name="L3">
        <text:list-item>
          <text:list>
            <text:list-item>
              <text:list>
                <text:list-item>
                  <text:list>
                    <text:list-item>
                      <text:list>
                        <text:list-item>
                          <text:list>
                            <text:list-item>
                              <text:list>
                                <text:list-item>
                                  <text:list>
                                    <text:list-item>
                                      <text:list>
                                        <text:list-item>
                                          <text:list>
                                            <text:list-header>
                                              <text:p text:style-name="P33"><text:span text:style-name="Strong_20_Emphasis"><text:span text:style-name="T7">8.1. Сервер доменных имен</text:span></text:span></text:p>
                                              <text:p text:style-name="P33"><text:span text:style-name="Strong_20_Emphasis"><text:span text:style-name="T7">8.2. Почтовый сервер</text:span></text:span></text:p>
                                              <text:p text:style-name="P33"><text:span text:style-name="Strong_20_Emphasis"><text:span text:style-name="T7">8.3. Ftp сервера</text:span></text:span></text:p>
                                              <text:p text:style-name="P33"><text:span text:style-name="Strong_20_Emphasis"><text:span text:style-name="T7">8.4. Веб сервера</text:span></text:span></text:p>
                                              <text:p text:style-name="P33"><text:span text:style-name="Strong_20_Emphasis"><text:span text:style-name="T7">8.5. Сервера базданных</text:span></text:span></text:p>
                                              <text:p text:style-name="P34"><text:span text:style-name="Strong_20_Emphasis"><text:span text:style-name="T7">8.5.1. Mysql</text:span></text:span></text:p>
                                              <text:p text:style-name="P34"><text:span text:style-name="Strong_20_Emphasis"><text:span text:style-name="T7">8.5.2. Postgresql</text:span></text:span></text:p>
                                              <text:p text:style-name="P33"><text:span text:style-name="Strong_20_Emphasis"><text:span text:style-name="T7">8.6. Кеширование</text:span></text:span></text:p>
                                              <text:p text:style-name="P30"><text:soft-page-break/><text:span text:style-name="Strong_20_Emphasis"><text:span text:style-name="T5">Глава 9: Наблюдение и защита операционной системы</text:span></text:span></text:p>
                                              <text:p text:style-name="P33"><text:span text:style-name="Strong_20_Emphasis"><text:span text:style-name="T5"/></text:span></text:p>
                                              <text:p text:style-name="P20"><text:span text:style-name="Strong_20_Emphasis"><text:span text:style-name="T5">Приложение</text:span></text:span></text:p>
                                              <text:p text:style-name="P24"><text:span text:style-name="Strong_20_Emphasis"><text:span text:style-name="T5"/></text:span></text:p>
                                            </text:list-header>
                                          </text:list>
                                        </text:list-item>
                                      </text:list>
                                    </text:list-item>
                                  </text:list>
                                </text:list-item>
                              </text:list>
                            </text:list-item>
                          </text:list>
                        </text:list-item>
                      </text:list>
                    </text:list-item>
                  </text:list>
                </text:list-item>
              </text:list>
            </text:list-item>
          </text:list>
        </text:list-item>
      </text:list>
      <text:p text:style-name="P22"><text:span text:style-name="Strong_20_Emphasis"><text:span text:style-name="T7"/></text:span></text:p>
      <text:p text:style-name="P4"><text:span text:style-name="Strong_20_Emphasis"><text:span text:style-name="T8">Глава 1:</text:span></text:span><text:span text:style-name="Strong_20_Emphasis"><text:span text:style-name="T1"><text:tab/></text:span></text:span></text:p>
      <text:p text:style-name="Text_20_body_20_indent"><text:span text:style-name="Strong_20_Emphasis"><text:span text:style-name="Strong_20_Emphasis"><text:span text:style-name="T10">1.1<text:tab/></text:span></text:span></text:span><text:span text:style-name="Strong_20_Emphasis"><text:span text:style-name="T9">Операционная система. Миф, быль или среда жизни.</text:span></text:span></text:p>
      <text:p text:style-name="Text_20_body_20_indent">Что же такое ОС? С одной стороны ОС это инструмент взаимодействия между пользователем и устройствами, с другой стороны операционная система не что иное как инструмент взаимодействия и управления процессами в системе.</text:p>
      <text:p text:style-name="Text_20_body_20_indent">Когда допустим вы в своей любимой ос( у каждого своя) открываете папку с фотографиями, вы не задумываетесь какие API <text:s/>это действо влечет.</text:p>
      <text:p text:style-name="Text_20_body_20_indent">Когда деревья были красивыми, а ПК были огромными, операционные системы мягко говоря отличались от современных. Ниже мы с вами совершим в экскурс по историческим местам ос.</text:p>
      <text:p text:style-name="Text_20_body_20_indent">В незапамятные времена когда наши родители были нашего возраста, пользователь получал ПК уже «укомплектованный» - это была эра мейфреймов, первой операционной<text:tab/> системой считают GM OS (General Motors Operation system), вплоть до 60-х годов такой порядок вещей был де факто. Наряду с упомянутой ос, всем известная компания IBM выпустила ряд операционных систем.</text:p>
      <text:p text:style-name="Text_20_body_20_indent">OS/MFT для систем среднего класса. Она имела одного преемника, систему OS/VSI, развитие которой продолжалось до 1980-х. OS/MVT для крупных машин. Она была сходна с </text:p>
      <text:p text:style-name="Text_20_body_20_indent">OS/MFT (программы могли переноситься между ними без перекомпилирования), но имела более продвинутое управление памятью и систему разделения времени, TSO. MVT имела несколько наследников, включая z/OS. </text:p>
      <text:p text:style-name="Text_20_body_20_indent">DOS/360 для низших моделей System/360 имела несколько преемников, включая z/VSE, используемую до настоящего времени. Она значительно отличалась от OS/MFT и OS/MVT. </text:p>
      <text:p text:style-name="Text_20_body_20_indent"><text:s/>Все вроде шло своим чередом и негаданно нежданно все изменилось и началась эра UNIX.</text:p>
      <text:p text:style-name="Text_20_body_20_indent">В конце 60-х годов компания AT&amp;T подарила миру бесплатную(на первых парах) и открытую для модификаций операционную систему.</text:p>
      <text:p text:style-name="Text_20_body_20_indent">Что примечательно что данная операционная система подарила собой язык программирования си, собственно она на нем и была написана, а дело все в том что когда пришел новый компьютер на нем не заработала любима игрушка, и хардкордщики и хакеры( в исконном смысле этого слова) переписали ее и придумал си( за это им огромное спасибо).</text:p>
      <text:p text:style-name="Text_20_body_20_indent">И так с 1969 года началась эра UNIX.</text:p>
      <text:p text:style-name="Text_20_body_20_indent">UNIX-систем включают в себя:</text:p>
      <text:p text:style-name="Text_20_body_20_indent">использование простых текстовых файлов для настройки и управления системой; </text:p>
      <text:p text:style-name="Text_20_body_20_indent">широкое применение утилит, запускаемых в командной строке; </text:p>
      <text:p text:style-name="Text_20_body_20_indent">взаимодействие с пользователем посредством виртуального устройства — терминала; </text:p>
      <text:p text:style-name="Text_20_body_20_indent">представление физических и виртуальных устройств и некоторых средств межпроцессового взаимодействия как файлов; </text:p>
      <text:p text:style-name="Text_20_body_20_indent">использование конвейеров из нескольких программ, каждая из которых выполняет одну задачу. </text:p>
      <text:p text:style-name="Text_20_body_20_indent">Явный представитель Unix это ос freebsd, само название BSD расшифровывается как <text:span text:style-name="T2">Berkeley Software Distribution. </text:span></text:p>
      <text:p text:style-name="Text_20_body_20_indent"><text:soft-page-break/>Корни Unix можно проследить где угодно, берем MSDOS это урезанный Xenix то есть дистрибутив Unix,берем MacOs X она основана на ос NEXTstep, которая базируется на freebsd 5, Linux это явный представитель unix-подобных системными. Ниже я подробней расскажу он последнем. Правда в этой книге не будет о Ms Windows это даже не из-за того что я ее не перевариваю, а просто это ос не для веб серверов, у них ниша малого бизнеса.</text:p>
      <text:p text:style-name="Text_20_body_20_indent">И так Linux..........</text:p>
      <text:p text:style-name="P1"><text:span text:style-name="Strong_20_Emphasis"><text:span text:style-name="T9">1.2 Что такое дистрибутив</text:span></text:span></text:p>
      <text:p text:style-name="Text_20_body_20_indent">Что такое дистрибутив и каким он должен быть?<text:line-break/>Операционная система Linux называется так потому, что она строится на основе ядра операционной системы, которое называется Linux. Это название происходит от имени первого разработчика ядра - Линуса Торвальдса, и слова Unix. Ядро продолжает разрабатываться под общим руководством Линуса Торвальдса и распространяется свободно (точнее - под лицензией GPL). Но операционная система состоит не только из ядра, она включает в себя еще массу дополнительных утилит, причем большинство из них тоже свободно распространяемые или имеют свободно распространяемые версии. Одним из следствий свободного распространения ПО для LINUX явилось то, что большое число разных фирм и компаний, а также просто независимых групп разработчиков стали выпускать свои версии Linux - так называемые дистрибутивы. <text:line-break/></text:p>
      <text:p text:style-name="P1"><text:span text:style-name="Strong_20_Emphasis">Коротко о самых известных дистрибутивах</text:span><text:line-break/></text:p>
      <text:p text:style-name="Text_20_body_20_indent"><text:span text:style-name="Emphasis"><text:tab/>Описания разных дистрибутивов</text:span><text:line-break/></text:p>
      <text:p text:style-name="P2">Поскольку Линус Торвальдс продолжает координировать разработку ядра, версии ядра развиваются последовательно, а дистрибутивы множатся и плодятся без всякого контроля. Существует уже больше сотни различных дистрибутивов Linux. Некоторые дистрибутивы выпускаются фирмами на коммерческой основе, другие распространяются на условиях лицензии GPL. Пользователь может выбрать себе наиболее понравившийся дистрибутив или (если может) сам собирает систему на свой вкус. <text:line-break/></text:p>
      <text:p text:style-name="P1"><text:line-break/><text:span text:style-name="Strong_20_Emphasis">Red Hat Linux, Fedora</text:span></text:p>
      <text:p text:style-name="Text_20_body_20_indent"><text:line-break/>Дистрибутив Red Hat Linux является одним из самых распространенных в мире дистрибутивов Linux.<text:line-break/>В настоящее время собственно Red Hat стал коммерческим дистрибутивом, выпускаемым одноименной компанией. Некоммерческая, свободно распространяемая версия того же дистрибутива выпускается под названием Fedora Core. <text:line-break/></text:p>
      <text:p text:style-name="P1"><text:span text:style-name="Strong_20_Emphasis">Mandriva Linux</text:span></text:p>
      <text:p text:style-name="Text_20_body_20_indent"><text:line-break/>Mandriva Linux (ранее Mandrakelinux или Mandrake Linux) — дистрибутив ОС Linux от компании Mandriva (ранее называвшейся Mandrakesoft).<text:line-break/>Mandrakelinux, созданный Гаэлем Дювалем (Gael Duval), — дистрибутив, который испытал необыкновенный рост популярности со дня своего первого релиза в июле 1998. Разработчики взяли дистрибутив Red Hat, сменили desktop по умолчанию на KDE и добавили простой в использовании инсталлятор, развеяв миф о том, что Linux сложен в установке. Возможности автоопределения оборудования и утилиты разбиения дисков в <text:soft-page-break/>Mandrake считаются многими лучшими в этой области. Многие пользователи обнаружили, что могут использовать Mandrake, в то время как остальные дистрибутивы не смогли предоставить требуемого удобства.<text:line-break/>Mandrakelinux с тех пор сильно вырос и стал весьма популярным дистрибутивом среди новичков в Linux и среди домашних пользователей, выбравших альтернативную операционную систему. Разработка Mandrake полностью открыта и прозрачна, а новые пакеты ежедневно появляются в так называемом каталоге «cooker». Когда новый релиз входит в стадию beta-тестирования, снимок этого репозитария становится первой beta-версией. Процесс beta-тестирования короток и достаточно интенсивен, хотя начиная с версии 9.0, он стал более долгим и глубоким. Почтовые рассылки, посвящённые beta-тестированию, постоянно активны, но вы все равно скорее всего быстро получите быстрый отклик на любую ошибку или неудобство, о которой сообщите.<text:line-break/>Результатом подобной модели разработки является релиз, находящийся на переднем крае разработки — весьма современный дистрибутив Linux. В качестве расплаты пользователи вероятно заметят большее количество ошибок и возможно меньшую стабильность, по сравнению с другими дистрибутивами. Многие пользователи находят эту цену приемлемой для настольных систем — они получают последнее программное обеспечение, и случайное падение приложения — то, с чем они могут ужиться.<text:line-break/>На данный момент дистрибутив Mandriva Linux выпускается в нескольких версиях (Free, PowerPack, PowerPack+, Discovery, One (LiveCD)). Версии One и Free не содержат собственнических программных продуктов (в частности, Cedega и т.д.) и доступны для свободной загрузки с серверов Mandriva Linux. Остальные версии являются коммерческими.</text:p>
      <text:p text:style-name="P1"><text:span text:style-name="Strong_20_Emphasis"/></text:p>
      <text:p text:style-name="P1"><text:span text:style-name="Strong_20_Emphasis">Debian</text:span><text:line-break/></text:p>
      <text:p text:style-name="Text_20_body_20_indent">Debian GNU/Linux является самым большим дистрибутивом. В его состав входит более 2-х тысяч пакетов. Создатели Debian'а очень щепетильно относятся к лицензированию, поэтому Debian является самым "чистым" дистрибутивом. Большое внимание уделяется тестированию готового продукта. Очень надежен, удобен в администрировании. Пригоден как для серверного, так и для настольного применения. Debian выпускается для платформ i386, m86k (amiga, atari, macs), Alpha и Sparc. <text:line-break/>Рекомендуется для желающих серьезно изучить и работать в Linux и для тех, кому близки идеи free software. Из-за некоторой сложности процедуры инсталяции начинающим пользователям не рекомендуется начинать знакомство с Linux с этого дистрибутива.<text:line-break/>Debian провозглашает, что этот дистрибутив является независимым от ядра. Сейчас он работает на ядре Linux, но проводится разработка версии, которая сможет работать на других ядрах, используя Hurd. <text:line-break/><text:span text:style-name="Strong_20_Emphasis">SuSE</text:span><text:line-break/>SuSE Linux - один из самых популярных в Европе дистрибутивов, разработанный в Германии. Недавно фирма SUSE была куплена фирмой Novell, которая выпускает теперь этот дистрибутив под названием Novell SUSE. Дистрибутив имеет очень удобную программу установки и администрирования YaST. SUSE Linux удовлетворит и новичков и старых поклонников Linux, но все же он ориентирован на профессионалов: программистов и сисадминов. Поэтому его можно рекомендовать для ответственных задач, для тех, кто хочет порядка в своей системе и кому нужна фирменная поддержка (естественно, платная). </text:p>
      <text:p text:style-name="Text_20_body_20_indent"><text:line-break/></text:p>
      <text:p text:style-name="Text_20_body_20_indent"><text:span text:style-name="Strong_20_Emphasis"/></text:p>
      <text:p text:style-name="P1"><text:soft-page-break/><text:span text:style-name="Strong_20_Emphasis"/></text:p>
      <text:p text:style-name="P1"><text:span text:style-name="Strong_20_Emphasis">Slackware</text:span><text:line-break/></text:p>
      <text:p text:style-name="Text_20_body_20_indent">Slackware Linux был одним из первых дистрибутивов Linux. Patrick Volkerding узнал о Linux от одного из своих друзей и заинтересовался им, поскольку давно искал версию UNIX, которую мог бы запускать на своем компьютере. Он начал развивать эту версию, результатом чего и стал дистрибутив Slackware.<text:line-break/>Простота и логичность организации этого дистрибутива позволят вам до конца разобраться с устройством Linux. Большинство настроек производятся "напрямую", без дополнительных конфигураторов и других "прослоек". Это делает дистрибутив немного сложноватым для начинающих, но он пользуется заслуженной популярностью у большого количества пользователей. Использование стандартного для UNIX формата tar.gz в пакетах инсталляции - тоже достаточно удобная вещь. Обновления пакетов появляются регулярно. Этот дистрибутив обычно рекомендуют тем, кто желает досконально разобраться с Linux.</text:p>
      <text:p text:style-name="P1"><text:line-break/><text:span text:style-name="Strong_20_Emphasis">ALTLinux</text:span><text:line-break/></text:p>
      <text:p text:style-name="Text_20_body_20_indent">Дистрибутив ALTLinux создается командой разработчиков, сформировавшейся в основном из числа сотрудников группы IPLabs Linux Team - одной из первых команд разработчиков, занимавшихся продвижением Линукс на российские просторы. Дистрибутив ALTLinux был создан на основе французского дистрибутива Linux Mandrake, разработанного Жюлем Дювалем. Группа IPLabs Linux Team поддержала начинание Жюля еще до создания последним фирмы Mandrakesoft. В настоящее время дистрибутив ALTLinux стал уже полностью независимым дистрибутивом, который давно уже пользуется заслуженной популярностью в России. Выпускаются две основных модификации дистрибутива: ALTLinux Junior - для установки на персональные компьютеры (ориентированный на начинающих пользователей Линукс) и ALTLinux Master - ориентированный на серверные приложения. </text:p>
      <text:p text:style-name="P1"><text:line-break/><text:span text:style-name="Strong_20_Emphasis">ASPLinux</text:span><text:line-break/></text:p>
      <text:p text:style-name="Text_20_body_20_indent">Дистрибутив ASPLinux (зеркала <text:a xlink:type="simple" xlink:href="http://www.asp-linux.com/">http://www.asp-linux.com</text:a>, <text:a xlink:type="simple" xlink:href="http://www.asp-linux.com/">http://www.asp-linux.com</text:a>). был создан фирмой SWsoft, а в марте 2001 года команда его разработчиков объединилась с группой разработчиков дистрибутива Black Cat Linux - лучшего (на мой взгляд) из русифицированных дистрибутивов той поры.<text:line-break/>Как пишут авторы "ASPLinux - это наиболее легкий в установке и использовании, 100% совместимый с Red Hat Linux. Включает утилиту работы с разделами ASPDiskManager, графический загрузчик ASPLoader, EspressoDownload как самостоятельную утилиту и часть сетевой установки. Разрабатываемый российскими специалистами, ASPLinux обеспечивает наилучшую поддержку русского языка." </text:p>
      <text:p text:style-name="P1"><text:line-break/><text:span text:style-name="Strong_20_Emphasis">Gentoo</text:span><text:line-break/></text:p>
      <text:p text:style-name="Text_20_body_20_indent">Gentoo Linux — достаточно популярный дистрибутив GNU/Linux, отличительной особенностью которого является необходимость сборки пакетов из исходных кодов. Дистрибутив ведёт своё начало с разработки Дениэлом Робинсом дистрибутива Enoch в 1999 году. Что за зверь?<text:line-break/>Достаточно прочитать философию Gentoo</text:p>
      <text:p text:style-name="Text_20_body_20_indent"><text:soft-page-break/></text:p>
      <text:p text:style-name="Text_20_body_20_indent">Каждому пользователю приходится выполнять определённую работу. Цель Gentoo — разработка инструментов и систем, позволяющих пользователю заниматься своим делом как можно эффективнее и в своё удовольствие, так, как он сочтет нужным. Наши инструменты должны приносить радость и помогать пользователю оценить по достоинству все богатство Linux и сообщества свободного программного обеспечения, а также гибкость свободных программ. Такое возможно только тогда, когда инструменты создаются, чтобы отражать и проводить волю пользователя, оставляя для него открытыми все возможности с самого начала (с исходного кода). Когда инструмент заставляет пользователя действовать определённым образом, инструмент работает против него, а не на него. Все мы сталкивались с ситуациями, когда инструменты стремились навязать нам свою собственную волю. Такой подход — полная противоположность, несовместимая с философией Gentoo.<text:line-break/><text:line-break/>Иными словами, философия Gentoo — создание лучших инструментов. Когда инструмент в совершенстве выполняет свою задачу, вы можете даже не замечать его присутствия, потому что он не перечит вам, не проявляет себя, и не заставляет вас возиться с ним, когда вам совершенно не до этого. Инструмент служит пользователю, а не пользователь — инструменту.<text:line-break/><text:line-break/>Будущая задача Gentoo — продолжать борьбу за создание инструментов, близких к идеалу. Инструментов, удовлетворяющих нужды множества различных пользователей (каждого — со своими разнообразными целями) с простотой, идущей рука об руку с непревзойдённой мощью. Разве вы не любите пользоваться инструментами, которые отлично подходят для ваших нужд? Разве это не великолепное ощущение? Наша цель — передать это чувство как можно большему числу людей."</text:p>
      <text:p text:style-name="P1"><text:span text:style-name="Strong_20_Emphasis">MopsLinux </text:span></text:p>
      <text:p text:style-name="Text_20_body_20_indent"><text:span text:style-name="Strong_20_Emphasis"/></text:p>
      <text:p text:style-name="Text_20_body_20_indent"><text:span text:style-name="Strong_20_Emphasis"><text:span text:style-name="T3">В данный момент носит название AgiliaLinux</text:span></text:span></text:p>
      <text:p text:style-name="Text_20_body_20_indent"><text:line-break/>MOPSLinux - российский дистрибутив операционной системы Linux, создан на основе всемирно известного дистрибутива Slackware и, как следствие, отличается быстродействием, надежностью и невысокими системными требованиями. Он с успехом используется как на серверах, так и на офисных и домашних персональных компьютерах. MOPSLinux свободно распространяется и в его составе имеется большинство необходимых и наиболее популярных свободно распространяемых программ, разработанных для Linux. Особую популярность MOPSLinux имеет среди администраторов, а также пользователей, активно изучающих компьютеры и информационные технологии. <text:line-break/> </text:p>
      <text:p text:style-name="P4"><text:span text:style-name="Strong_20_Emphasis"><text:span text:style-name="T8">Глава 2:</text:span></text:span></text:p>
      <text:p text:style-name="P1"><text:span text:style-name="Strong_20_Emphasis"><text:span text:style-name="T9">2.1 Серверы, компьютеры, что с чем едят.</text:span></text:span></text:p>
      <text:p text:style-name="Text_20_body_20_indent"><text:span text:style-name="Strong_20_Emphasis"><text:span text:style-name="T1">Я думаю каждый задавался вопросом что же такое сервер?</text:span></text:span></text:p>
      <text:p text:style-name="Text_20_body_20_indent"><text:span text:style-name="Strong_20_Emphasis"><text:span text:style-name="T1">Если смотреть в первом приближение, то разница между сервером и персональным компьютером нет. </text:span></text:span></text:p>
      <text:p text:style-name="Text_20_body_20_indent"><text:span text:style-name="Strong_20_Emphasis"><text:span text:style-name="T1">В чем же разница?</text:span></text:span></text:p>
      <text:p text:style-name="Text_20_body_20_indent"><text:span text:style-name="Strong_20_Emphasis"><text:span text:style-name="T1">Разница в том что серверные машины выделяют из общего числа компьютров то что на данном виде пк установлены специальные программы, которые и делают его сервером.</text:span></text:span></text:p>
      <text:p text:style-name="Text_20_body_20_indent"><text:span text:style-name="Strong_20_Emphasis"><text:span text:style-name="T1">Представим, что вам нужен сайт, программисты написали движок, дизайнеры нарисовали дизайн, дело остается за вами, нужно как-то показать миру свое творение.</text:span></text:span></text:p>
      <text:p text:style-name="Text_20_body_20_indent"><text:span text:style-name="Strong_20_Emphasis"><text:span text:style-name="T1">Для это выделяют одну машину из парка фирмы или просто покупают если уж речь идет не о фирме а о частном проекте.</text:span></text:span></text:p>
      <text:p text:style-name="Text_20_body_20_indent"><text:span text:style-name="Strong_20_Emphasis"><text:span text:style-name="T1">Теперь у нас есть железка, но нет еще сервера.</text:span></text:span></text:p>
      <text:p text:style-name="Text_20_body_20_indent"><text:span text:style-name="Strong_20_Emphasis"><text:span text:style-name="T1">Нам нужно поставить операционную систему. Для <text:s/>каждого своя любимая и удобная, ну и споры о том какая ос лучше, это все равно что спорить о вере, как говорится вера у каждого своя. </text:span></text:span></text:p>
      <text:p text:style-name="Text_20_body_20_indent"><text:span text:style-name="Strong_20_Emphasis"><text:span text:style-name="T1">Со свое колокольни я предпочитаю freebsd по ряду причин и просто к ней привык, на крайний случай можно поставить Linux( правда тут я тоже большенству не советчик, мои предпочтения Slackware &amp; Gentoo)</text:span></text:span></text:p>
      <text:p text:style-name="Text_20_body_20_indent"><text:span text:style-name="Strong_20_Emphasis"><text:span text:style-name="T1">Правда для меня лично Linux остается десктоп ос.</text:span></text:span></text:p>
      <text:p text:style-name="Text_20_body_20_indent"><text:span text:style-name="Strong_20_Emphasis"><text:span text:style-name="T1">Отдельные личности любят Mac или Solaris.</text:span></text:span></text:p>
      <text:p text:style-name="Text_20_body_20_indent"><text:span text:style-name="Strong_20_Emphasis"><text:span text:style-name="T1">Некоторые предпочитают Windows, но тут тоже не все так гладко. Давайте попробуем не предвзято сравнить Freebsd,Linux,Windows</text:span></text:span></text:p>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Table_20_Contents">Freebsd</text:p>
          </table:table-cell>
          <table:table-cell table:style-name="Table1.A1" office:value-type="string">
            <text:p text:style-name="Table_20_Contents">Linux</text:p>
          </table:table-cell>
          <table:table-cell table:style-name="Table1.D1" office:value-type="string">
            <text:p text:style-name="Table_20_Contents">Windows</text:p>
          </table:table-cell>
        </table:table-row>
        <table:table-row>
          <table:table-cell table:style-name="Table1.A2" office:value-type="string">
            <text:p text:style-name="Table_20_Contents">Семейство</text:p>
          </table:table-cell>
          <table:table-cell table:style-name="Table1.A2" office:value-type="string">
            <text:p text:style-name="Table_20_Contents">Unix</text:p>
          </table:table-cell>
          <table:table-cell table:style-name="Table1.A2" office:value-type="string">
            <text:p text:style-name="Table_20_Contents">Unix-like</text:p>
          </table:table-cell>
          <table:table-cell table:style-name="Table1.D2" office:value-type="string">
            <text:p text:style-name="Table_20_Contents">windows</text:p>
          </table:table-cell>
        </table:table-row>
        <table:table-row>
          <table:table-cell table:style-name="Table1.A2" office:value-type="string">
            <text:p text:style-name="Table_20_Contents">Цена</text:p>
          </table:table-cell>
          <table:table-cell table:style-name="Table1.A2" office:value-type="string">
            <text:p text:style-name="Table_20_Contents">free</text:p>
          </table:table-cell>
          <table:table-cell table:style-name="Table1.A2" office:value-type="string">
            <text:p text:style-name="Table_20_Contents">free</text:p>
          </table:table-cell>
          <table:table-cell table:style-name="Table1.D2" office:value-type="string">
            <text:p text:style-name="Table_20_Contents">Дорого :)</text:p>
          </table:table-cell>
        </table:table-row>
        <table:table-row>
          <table:table-cell table:style-name="Table1.A2" office:value-type="string">
            <text:p text:style-name="Table_20_Contents">Лицензия</text:p>
          </table:table-cell>
          <table:table-cell table:style-name="Table1.A2" office:value-type="string">
            <text:p text:style-name="Table_20_Contents">bsd</text:p>
          </table:table-cell>
          <table:table-cell table:style-name="Table1.A2" office:value-type="string">
            <text:p text:style-name="Table_20_Contents">gpl</text:p>
          </table:table-cell>
          <table:table-cell table:style-name="Table1.D2" office:value-type="string">
            <text:p text:style-name="Table_20_Contents">Microsoft EULA</text:p>
          </table:table-cell>
        </table:table-row>
        <table:table-row>
          <table:table-cell table:style-name="Table1.A2" office:value-type="string">
            <text:p text:style-name="Table_20_Contents">Сложность администрирования</text:p>
          </table:table-cell>
          <table:table-cell table:style-name="Table1.A2" office:value-type="string">
            <text:p text:style-name="Table_20_Contents">Для знатоков, сложность оцениваю как 4 из 5</text:p>
          </table:table-cell>
          <table:table-cell table:style-name="Table1.A2" office:value-type="string">
            <text:p text:style-name="Table_20_Contents">Взависимости от дистрибутив</text:p>
          </table:table-cell>
          <table:table-cell table:style-name="Table1.D2" office:value-type="string">
            <text:p text:style-name="Table_20_Contents">Легко 2 из 5</text:p>
          </table:table-cell>
        </table:table-row>
        <table:table-row>
          <table:table-cell table:style-name="Table1.A2" office:value-type="string">
            <text:p text:style-name="Table_20_Contents">Количество по</text:p>
          </table:table-cell>
          <table:table-cell table:style-name="Table1.A2" office:value-type="string">
            <text:p text:style-name="Table_20_Contents">Порядка 22 тысячи портов</text:p>
          </table:table-cell>
          <table:table-cell table:style-name="Table1.A2" office:value-type="string">
            <text:p text:style-name="Table_20_Contents">Сложно сосчитать</text:p>
          </table:table-cell>
          <table:table-cell table:style-name="Table1.D2" office:value-type="string">
            <text:p text:style-name="Table_20_Contents">Програм куча, как платных так и бесплатных</text:p>
          </table:table-cell>
        </table:table-row>
        <table:table-row>
          <table:table-cell table:style-name="Table1.A2" office:value-type="string">
            <text:p text:style-name="Table_20_Contents">Наличие Gui для администратора</text:p>
          </table:table-cell>
          <table:table-cell table:style-name="Table1.A2" office:value-type="string">
            <text:p text:style-name="Table_20_Contents">С помощью несколько видом DM, так же ряд приложений для администрирования такие как webmin и прочие панели</text:p>
          </table:table-cell>
          <table:table-cell table:style-name="Table1.A2" office:value-type="string">
            <text:p text:style-name="Table_20_Contents">Так же как и в freebsd</text:p>
          </table:table-cell>
          <table:table-cell table:style-name="Table1.D2" office:value-type="string">
            <text:p text:style-name="Table_20_Contents">Графический интерфейс работает сразу, только в последних версиях появилась возможности работы в консольном режиме</text:p>
          </table:table-cell>
        </table:table-row>
        <table:table-row>
          <table:table-cell table:style-name="Table1.A2" office:value-type="string">
            <text:p text:style-name="Table_20_Contents">Сфера применения</text:p>
          </table:table-cell>
          <table:table-cell table:style-name="Table1.A2" office:value-type="string">
            <text:p text:style-name="Table_20_Contents">Веб сервер, высоко нагруженные <text:soft-page-break/>системы, десктопы, шлюзы, вообще сложно придумать то место где нельзя применить данную ос </text:p>
          </table:table-cell>
          <table:table-cell table:style-name="Table1.A2" office:value-type="string">
            <text:p text:style-name="Table_20_Contents">Идентично freebsd</text:p>
          </table:table-cell>
          <table:table-cell table:style-name="Table1.D2" office:value-type="string">
            <text:p text:style-name="Table_20_Contents">Десктопы это основное, так же как <text:soft-page-break/>сервера для среднего бизнеса, основное применения серверы для внутренний сети предприятия</text:p>
          </table:table-cell>
        </table:table-row>
      </table:table>
      <text:p text:style-name="Text_20_body_20_indent"><text:span text:style-name="Strong_20_Emphasis"><text:span text:style-name="T1"/></text:span></text:p>
      <text:p text:style-name="Text_20_body_20_indent"><text:span text:style-name="Strong_20_Emphasis"><text:span text:style-name="T1">Как видно из таблицы Linux и Freebsd одно и тоже, но нет операционные системы разные на корню. </text:span></text:span></text:p>
      <text:p text:style-name="Text_20_body_20_indent"><text:span text:style-name="Strong_20_Emphasis"><text:span text:style-name="T1">Самые близкие к freebsd это дистрибутивы Gentoo &amp; Slackware.</text:span></text:span></text:p>
      <text:p text:style-name="Text_20_body_20_indent"><text:span text:style-name="Strong_20_Emphasis"><text:span text:style-name="T1">В чем кардинально отличается Linux от Freebsd?</text:span></text:span></text:p>
      <text:p text:style-name="Text_20_body_20_indent"><text:span text:style-name="Strong_20_Emphasis"><text:span text:style-name="T1">Первое что хотелось отметить модель разработки.</text:span></text:span></text:p>
      <text:p text:style-name="Text_20_body_20_indent"><text:span text:style-name="Strong_20_Emphasis"><text:span text:style-name="T1">В freebsd отличается от Linux тем:</text:span></text:span></text:p>
      <text:p text:style-name="Text_20_body"><text:span text:style-name="Strong_20_Emphasis"><text:span text:style-name="T1"><text:tab/>*<text:tab/>Нет человека который контролирует содержимое системы</text:span></text:span></text:p>
      <text:p text:style-name="Text_20_body"><text:span text:style-name="Strong_20_Emphasis"><text:span text:style-name="T1"><text:s/><text:tab/>*<text:tab/></text:span></text:span> BSD цельная система, а не ядро. </text:p>
      <text:list xml:id="list783439450" text:style-name="L4">
        <text:list-header>
          <text:p text:style-name="P35">*<text:tab/>Лицензии. BSD лицензия не накладывает строгие рамки как GPL.</text:p>
          <text:p text:style-name="P35">*<text:tab/>Нет дистрибутивов, дистрибутив один.</text:p>
        </text:list-header>
      </text:list>
      <text:p text:style-name="Text_20_body_20_indent"><text:span text:style-name="Strong_20_Emphasis"><text:span text:style-name="T1">Что же выбрать? Слодный вопрос.</text:span></text:span></text:p>
      <text:p text:style-name="Text_20_body_20_indent"><text:span text:style-name="Strong_20_Emphasis"><text:span text:style-name="T1">Ниже привиду цитату с freebsd.org</text:span></text:span></text:p>
      <text:p text:style-name="Text_20_body"/>
      <text:list xml:id="list749145160" text:style-name="L5">
        <text:list-item>
          <text:p text:style-name="P36">''Не тронь, пока работает'': если Вы уже успешно используете какую-нибудь Open Source ОС, и она Вас устраивает, то пожалуй не стоит ничего менять.</text:p>
        </text:list-item>
        <text:list-item>
          <text:p text:style-name="P36">Системы BSD, в особенности FreeBSD, могут демонстрировать большую по сравнению с Linux производительность. Но это вовсе не универсальное правило. Во многих случаях эта разница не заметна, если вообще есть. Иногда Linux может работать лучше, чем FreeBSD.</text:p>
        </text:list-item>
        <text:list-item>
          <text:p text:style-name="P36">В общем случае, у систем BSD очень хорошая репутация, когда дело касается надёжности. Это, в основном, связано с более ''зрелой'' базой исходных кодов.</text:p>
        </text:list-item>
        <text:list-item>
          <text:p text:style-name="P36">BSD проекты имеют более лучшую репутацию за качество и полноту документации. Различные проекты документирования ставят своей целью предоставлять активно изменяющуюся документацию, в том числе и на нескольких языках и покрывающую все аспекты системы.</text:p>
        </text:list-item>
        <text:list-item>
          <text:p text:style-name="P36">Лицензия BSD иногда может быть более привлекательной, нежели GPL.</text:p>
        </text:list-item>
        <text:list-item>
          <text:p text:style-name="P36">В BSD может работать большинство исполнимых файлов Linux, однако в Linux выполнимые файлы BSD запускаться не будут. Во многих реализациях BSD могут также выполняться двоичные файл и других UNIX-подобных систем. Таким образом, BSD может предложить более простой способ перехода с других систем, чем Linux.</text:p>
        </text:list-item>
      </text:list>
      <text:p text:style-name="Text_20_body"><text:bookmark text:name="AEN247"/></text:p>
      <text:p text:style-name="Text_20_body_20_indent"/>
      <text:p text:style-name="P3"/>
      <text:p text:style-name="Text_20_body_20_indent"/>
      <text:p text:style-name="P1"><text:span text:style-name="Strong_20_Emphasis"><text:span text:style-name="T9">2.2 Мир unix. Echo «Welcome..»</text:span></text:span></text:p>
      <text:p text:style-name="Text_20_body_20_indent"><text:span text:style-name="Strong_20_Emphasis"><text:span text:style-name="T1">Начинать изучать любую Unix-подобную операционную систему, нельзя без понимания как она устроена изнутри. Что происходит при включение компьютера? Как вообще загружается ос? Какие процессы протекают при работе в ос? Вопросов много, а ответов нет, давайте вместе разберемся что и как.</text:span></text:span></text:p>
      <text:p text:style-name="Text_20_body_20_indent"><text:span text:style-name="Strong_20_Emphasis"><text:span text:style-name="T1">И так вы нажали «ВКЛ».</text:span></text:span></text:p>
      <text:p text:style-name="Text_20_body_20_indent"><text:span text:style-name="Strong_20_Emphasis"><text:span text:style-name="T1">После нажатия на кнопку Вашему компьютеру нужно решить ряд задач.</text:span></text:span></text:p>
      <text:list xml:id="list2134400075" text:style-name="L6">
        <text:list-item>
          <text:list>
            <text:list-item>
              <text:p text:style-name="P15"><text:span text:style-name="Strong_20_Emphasis"><text:span text:style-name="T1">Проверить конфигурацию и состояние вашего периферийного оборудования.</text:span></text:span></text:p>
            </text:list-item>
          </text:list>
        </text:list-item>
      </text:list>
      <text:list xml:id="list1132484105" text:style-name="L7">
        <text:list-item>
          <text:list>
            <text:list-item>
              <text:p text:style-name="P16"><text:span text:style-name="Strong_20_Emphasis"><text:span text:style-name="T1">Сделать попытку выбрать операционную систему.</text:span></text:span></text:p>
            </text:list-item>
            <text:list-item>
              <text:p text:style-name="P16"><text:span text:style-name="Strong_20_Emphasis"><text:span text:style-name="T1">Загрузить в память ядро операционной системы</text:span></text:span></text:p>
            </text:list-item>
            <text:list-item>
              <text:p text:style-name="P16"><text:span text:style-name="Strong_20_Emphasis"><text:span text:style-name="T1">Передать управление ядру</text:span></text:span></text:p>
            </text:list-item>
            <text:list-item>
              <text:p text:style-name="P16"><text:span text:style-name="Strong_20_Emphasis"><text:span text:style-name="T1">Загрузить необходимый софт</text:span></text:span></text:p>
              <text:list>
                <text:list-item>
                  <text:list>
                    <text:list-header>
                      <text:p text:style-name="P19"><text:span text:style-name="Strong_20_Emphasis"><text:span text:style-name="T1">Последнее уже делает непосредственно операционная система.</text:span></text:span></text:p>
                      <text:p text:style-name="P19"><text:span text:style-name="Strong_20_Emphasis"><text:span text:style-name="T1">Все шаги происходят незаметно для пользователя, мы же в итоге видим <text:s/>приглашение </text:span></text:span><text:span text:style-name="Strong_20_Emphasis"><text:span text:style-name="T4">login:</text:span></text:span></text:p>
                    </text:list-header>
                  </text:list>
                </text:list-item>
              </text:list>
            </text:list-item>
          </text:list>
        </text:list-item>
      </text:list>
      <text:p text:style-name="Text_20_body_20_indent"><text:span text:style-name="Strong_20_Emphasis"><text:span text:style-name="T1">Теперь рассмотрим более подробно все шаги.</text:span></text:span></text:p>
      <text:p text:style-name="Text_20_body_20_indent"><text:span text:style-name="Strong_20_Emphasis"><text:span text:style-name="T1">Проверку периферийного оборудования производит непосредственно BIOS, базовая система ввода-вывода. После включения компьютера BIOS проверяет переферийные устройства,и пытается найти на жестком диске на разделе под названием MBR загрузчик операционной системы. При успешном нахождение в MBR загрузчика операционной системы, bios загружает его и передает управление непосредственно загрузчику. Основная задача загрузчика это определить на каком жестком диске и на каком разделе находится ядро операционной системы и попытаться ее [операционную систему] загрузить. Непосредственно после того как ядро успешно найдено, загружено в память и управление переданно ему, участие BIOS в процессе загрузки ос заканчивается, все остальные действия уже выполняет загрузчик и ядро ос. Действия могут быть такими:</text:span></text:span></text:p>
      <text:list xml:id="list1035286106" text:style-name="L8">
        <text:list-item>
          <text:list>
            <text:list-item>
              <text:p text:style-name="P17"><text:span text:style-name="Strong_20_Emphasis"><text:span text:style-name="T1">Найти ядро операционной системы. В freebsd - /kernell, Linux - /boot/bzImage</text:span></text:span></text:p>
            </text:list-item>
            <text:list-item>
              <text:p text:style-name="P17"><text:span text:style-name="Strong_20_Emphasis"><text:span text:style-name="T1">Загрузить ядро ос</text:span></text:span></text:p>
            </text:list-item>
            <text:list-item>
              <text:p text:style-name="P17"><text:span text:style-name="Strong_20_Emphasis"><text:span text:style-name="T1">Ядро должно определить драйвера, которые необходимы для нашей системы</text:span></text:span></text:p>
            </text:list-item>
            <text:list-item>
              <text:p text:style-name="P17"><text:span text:style-name="Strong_20_Emphasis"><text:span text:style-name="T1">Загрузить необходимые модули ядра</text:span></text:span></text:p>
            </text:list-item>
            <text:list-item>
              <text:p text:style-name="P17"><text:span text:style-name="Strong_20_Emphasis"><text:span text:style-name="T1">Загрузить свопинг.</text:span></text:span></text:p>
            </text:list-item>
            <text:list-item>
              <text:p text:style-name="P17"><text:span text:style-name="Strong_20_Emphasis"><text:span text:style-name="T1">Загрузить самый главный процесс init</text:span></text:span></text:p>
              <text:p text:style-name="P21"><text:span text:style-name="Strong_20_Emphasis"><text:span text:style-name="T1">Процесс </text:span></text:span><text:span text:style-name="Strong_20_Emphasis"><text:span text:style-name="T4">init </text:span></text:span><text:span text:style-name="Strong_20_Emphasis"><text:span text:style-name="T1"><text:s/>жизненонеобходим для любой операционной системы, после того как ядро запустила init за дальнейшую загрузку операционной системы отвечает непосредственно он. Его действия примерно такие проанализировать файл </text:span></text:span><text:span text:style-name="Strong_20_Emphasis"><text:span text:style-name="T4">inittab </text:span></text:span><text:span text:style-name="Strong_20_Emphasis"><text:span text:style-name="T1">следует оговориться что данный файл есть только в Linux и <text:s/>System V. В <text:s/>Freebsd <text:s/>init выполняет скрипт /etc/rc, <text:s/>он считывает <text:s/>файл с настройками <text:s/></text:span></text:span><text:span text:style-name="Strong_20_Emphasis"><text:span text:style-name="T4">rc.conf </text:span></text:span><text:span text:style-name="Strong_20_Emphasis"><text:span text:style-name="T1">и далее выполняет уже нужные скрипты. По умолчанию в любой системе 7 уровней инициализации.</text:span></text:span></text:p>
            </text:list-item>
          </text:list>
        </text:list-item>
      </text:list>
      <text:p text:style-name="P5"><text:span text:style-name="Strong_20_Emphasis"><text:span text:style-name="T1"/></text:span></text:p>
      <text:p text:style-name="P5"><text:soft-page-break/><text:span text:style-name="Strong_20_Emphasis"><text:span text:style-name="T1"/></text:span></text:p>
      <text:p text:style-name="Text_20_body_20_indent"><text:span text:style-name="Strong_20_Emphasis"><text:span text:style-name="T1">0 - остановка системы<text:line-break/>1 - загрузка в однопользовательском режиме<text:line-break/>2 - загрузка в многопользовательском режиме без поддержки сети<text:line-break/>3 - загрузка в многопользовательском режиме с поддержкой сети<text:line-break/>4 - не используется<text:line-break/>5 - загрузка в многопользовательском режиме с поддержкой сети и графического входа в систему<text:line-break/>6- перезагрузка</text:span></text:span></text:p>
      <text:p text:style-name="Text_20_body_20_indent"><text:span text:style-name="Strong_20_Emphasis"><text:span text:style-name="T1">Какая бы не была операционная система, общие функции начальной загузки сводится к 5 пунктам.</text:span></text:span></text:p>
      <text:list xml:id="list1204771157" text:style-name="L9">
        <text:list-item>
          <text:p text:style-name="P18"><text:span text:style-name="Strong_20_Emphasis"><text:span text:style-name="T1">Смонтировать корневую файловую систему в режиме только чтение</text:span></text:span></text:p>
        </text:list-item>
        <text:list-item>
          <text:p text:style-name="P18"><text:span text:style-name="Strong_20_Emphasis"><text:span text:style-name="T1">Проверить все файловые системы на предмет ошибок с помощью программы </text:span></text:span><text:span text:style-name="Strong_20_Emphasis"><text:span text:style-name="T4">fsck</text:span></text:span><text:span text:style-name="Strong_20_Emphasis"><text:span text:style-name="T1">.</text:span></text:span></text:p>
        </text:list-item>
        <text:list-item>
          <text:p text:style-name="P18"><text:span text:style-name="Strong_20_Emphasis"><text:span text:style-name="T1">Смонтировать все файловые системы как указано в файле /etc/fstab</text:span></text:span></text:p>
        </text:list-item>
        <text:list-item>
          <text:p text:style-name="P18"><text:span text:style-name="Strong_20_Emphasis"><text:span text:style-name="T1">Запустить нужные демоны</text:span></text:span></text:p>
        </text:list-item>
        <text:list-item>
          <text:p text:style-name="P18"><text:span text:style-name="Strong_20_Emphasis"><text:span text:style-name="T1">Запустить процесс getty для каждого терминала</text:span></text:span></text:p>
        </text:list-item>
      </text:list>
      <text:p text:style-name="P7"><text:span text:style-name="Strong_20_Emphasis"><text:span text:style-name="T1">После этих не хитрых действий мы видим на экране приглашение ввести логин и пароль для <text:s/>регистрации в системе.</text:span></text:span></text:p>
      <text:p text:style-name="P8"><text:span text:style-name="Strong_20_Emphasis"><text:span text:style-name="T11">2.2.1 Пользователи системы. Великий и ужасный root</text:span></text:span></text:p>
      <text:p text:style-name="P9"><text:span text:style-name="Strong_20_Emphasis"><text:span text:style-name="T12">В каждой операционной системе должны быть пользователи, это де факто, система без пользователей <text:s/>существовать не может. В Unix-подобных системах наряду с «живыми» пользователями есть системные, и венец всему пользователь </text:span></text:span><text:span text:style-name="Strong_20_Emphasis"><text:span text:style-name="T13">root</text:span></text:span><text:span text:style-name="Strong_20_Emphasis"><text:span text:style-name="T12">.</text:span></text:span></text:p>
      <text:p text:style-name="P9"><text:span text:style-name="Strong_20_Emphasis"><text:span text:style-name="T12">Вы спросите меня где можно посмотреть список пользователей?</text:span></text:span></text:p>
      <text:p text:style-name="P9"><text:span text:style-name="Strong_20_Emphasis"><text:span text:style-name="T12">И я вам отвечу. </text:span></text:span></text:p>
      <text:p text:style-name="P9"><text:span text:style-name="Strong_20_Emphasis"><text:span text:style-name="T12">Список пользователей можно найти в файле /etc/passwd , но ведь для удобства каждый пользователь длжен быть включен в группу, список групп хранится в /etc/group.</text:span></text:span></text:p>
      <text:p text:style-name="P9"><text:span text:style-name="Strong_20_Emphasis"><text:span text:style-name="T12">Давайте <text:s/>рассмотрим типичный файл /etc/passwd</text:span></text:span></text:p>
      <text:p text:style-name="P9"><text:span text:style-name="Strong_20_Emphasis"><text:span text:style-name="T12">cat /etc/passwd </text:span></text:span></text:p>
      <text:p text:style-name="P9"><text:span text:style-name="Strong_20_Emphasis"><text:span text:style-name="T12">user:x:1000:1000:user,,,:/home/user:/bin/bash</text:span></text:span></text:p>
      <text:p text:style-name="P9"><text:span text:style-name="Strong_20_Emphasis"><text:span text:style-name="T12">Теперь разберем что тут написано первое значение user определяет имя пользователя, x это пароль. 1000 id пользователя, второе значение 1000 это id группы, /home/user -домашняя папка пользователя, /bin/bash это оболочка по-умолчанию. Значения в файле passwd разделяются «:».</text:span></text:span></text:p>
      <text:p text:style-name="P9"><text:span text:style-name="Strong_20_Emphasis"><text:span text:style-name="T12">Чтобы задать пароль для текущего пользователя достаточно в консоле набрать команду passwd</text:span></text:span></text:p>
      <text:p text:style-name="P9"><text:span text:style-name="Strong_20_Emphasis"><text:span text:style-name="T12">Выглядит следующим образом:</text:span></text:span></text:p>
      <text:p text:style-name="P9"><text:span text:style-name="Strong_20_Emphasis"><text:span text:style-name="T12">passwd </text:span></text:span></text:p>
      <text:p text:style-name="P9"><text:span text:style-name="Strong_20_Emphasis"><text:span text:style-name="T12">Смена пароля для user </text:span></text:span></text:p>
      <text:p text:style-name="P9"><text:span text:style-name="Strong_20_Emphasis"><text:span text:style-name="T12">(текущий) пароль UNIX: </text:span></text:span></text:p>
      <text:p text:style-name="P9"><text:span text:style-name="Strong_20_Emphasis"><text:span text:style-name="T12">Введите новый пароль UNIX: </text:span></text:span></text:p>
      <text:p text:style-name="P9"><text:span text:style-name="Strong_20_Emphasis"><text:span text:style-name="T12">Повторите ввод нового пароля UNIX: </text:span></text:span></text:p>
      <text:p text:style-name="P9"><text:soft-page-break/><text:span text:style-name="Strong_20_Emphasis"><text:span text:style-name="T12">passwd: пароль успешно обновлён </text:span></text:span></text:p>
      <text:p text:style-name="P9"><text:span text:style-name="Strong_20_Emphasis"><text:span text:style-name="T12">Внимание, при вводе паролей, вы не увидите на экране ничего, ни звездочек, ни вводимый пароль, такой порядок вещей был всегда. Просто вводите и старайтесь не делать ошибок.</text:span></text:span></text:p>
      <text:p text:style-name="P9"><text:span text:style-name="Strong_20_Emphasis"><text:span text:style-name="T12">Наряду с именами реальных пользователей в файле passwd вы увидите множество пользователей, это системные пользователи от имени которых запускаются разные демоны (программы).</text:span></text:span></text:p>
      <text:p text:style-name="P9"><text:span text:style-name="Strong_20_Emphasis"><text:span text:style-name="T12">Самый главный в системе пользователь с идентификатором 0 и имя ему root. Root самый главный пользователь системы с неограниченными правами. Правила хорошего тона при работе в unix-подобной системы это работать под пользователем root только в крайнем случае, когда это действительно необходимо. Почему так? Все сделано ради безопасности и целостности системы. В многих версия unix-подобных ос root не может присоединяться удаленно <text:s/>допустим про протоколу ssh. Так например в freebsd. Что делать если забыт пароль для пользователя root? Не волнуйтесь это не конец света, для восстановления забытого пароля достаточно проделать действия которые изложены ниже.</text:span></text:span></text:p>
      <text:p text:style-name="P9"><text:span text:style-name="Strong_20_Emphasis"><text:span text:style-name="T12">Загрузите вашу операционную систему в однопользовательском режиме.</text:span></text:span></text:p>
      <text:p text:style-name="P9"><text:span text:style-name="Strong_20_Emphasis"><text:span text:style-name="T12">В консоле даем следующие команды:</text:span></text:span></text:p>
      <text:p text:style-name="P9"><text:span text:style-name="Strong_20_Emphasis"><text:span text:style-name="T12">mount -u / <text:tab/>#тем самым монтируем корневой раздел в режиме только чтение</text:span></text:span></text:p>
      <text:p text:style-name="P9"><text:span text:style-name="Strong_20_Emphasis"><text:span text:style-name="T12">mount -a <text:tab/># <text:s/>эта команда скажет операционной системе перечитать файл fstab и <text:tab/><text:tab/><text:tab/># смонтировать разделы</text:span></text:span></text:p>
      <text:p text:style-name="P9"><text:span text:style-name="Strong_20_Emphasis"><text:span text:style-name="T12">passwd root <text:tab/># меняем пароль root</text:span></text:span></text:p>
      <text:p text:style-name="P9"><text:span text:style-name="Strong_20_Emphasis"><text:span text:style-name="T12">reboot <text:tab/><text:tab/># перезагрузит систему</text:span></text:span></text:p>
      <text:p text:style-name="P9"><text:span text:style-name="Strong_20_Emphasis"><text:span text:style-name="T12">После таких действий пароль для root будет изменен.</text:span></text:span></text:p>
      <text:p text:style-name="P9"><text:span text:style-name="Strong_20_Emphasis"><text:span text:style-name="T12"/></text:span></text:p>
      <text:list xml:id="list96861616" text:continue-list="list1740776468" text:style-name="L3">
        <text:list-item>
          <text:list>
            <text:list-item>
              <text:list>
                <text:list-item>
                  <text:list>
                    <text:list-header>
                      <text:p text:style-name="P23"><text:span text:style-name="Strong_20_Emphasis"><text:span text:style-name="T11">2.2.2 Файловая система</text:span></text:span></text:p>
                    </text:list-header>
                  </text:list>
                </text:list-item>
              </text:list>
            </text:list-item>
          </text:list>
        </text:list-item>
      </text:list>
      <text:p text:style-name="P6"><text:span text:style-name="Strong_20_Emphasis"><text:span text:style-name="T12">Что такое файловая система?</text:span></text:span></text:p>
      <text:p text:style-name="P6"><text:span text:style-name="Strong_20_Emphasis"><text:span text:style-name="T13">Файловая система</text:span></text:span><text:span text:style-name="Strong_20_Emphasis"><text:span text:style-name="T12"> <text:s/>- это совокупность всех файлов на разделе диска или устройства.</text:span></text:span></text:p>
      <text:p text:style-name="P6"><text:span text:style-name="Strong_20_Emphasis"><text:span text:style-name="T12">В Wiki написано так:</text:span></text:span></text:p>
      <text:p text:style-name="P6"><text:span text:style-name="Strong_20_Emphasis"><text:span text:style-name="T14">Фа́йловая систе́ма</text:span></text:span><text:span text:style-name="Strong_20_Emphasis"><text:span text:style-name="T12"> — порядок, определяющий способ организации, хранения и именования данных на носителях информации в компьютерах, а также в другом электронном оборудовании: цифровых фотоаппаратах, мобильных телефонах и т. п.</text:span></text:span></text:p>
      <text:p text:style-name="P6"><text:span text:style-name="Strong_20_Emphasis"><text:span text:style-name="T12">Мы будем рассматривать файловую систему <text:s/>как совокупность файлов организованную ввиде дерева.</text:span></text:span></text:p>
      <text:p text:style-name="P6"><text:span text:style-name="Strong_20_Emphasis"><text:span text:style-name="T12">В любой Unix-подобной системе отправной точкой является катало / (корень), таким образом любой путь должен начинаться с /, например папка home, выглядит так /home</text:span></text:span></text:p>
      <text:p text:style-name="P6"><text:span text:style-name="Strong_20_Emphasis"><text:span text:style-name="T12">К примеру у нас есть файл readme.txt который хранится в домашней папки пользователя Игорь, тогда полный путь до файла будет выглядить так:</text:span></text:span></text:p>
      <text:p text:style-name="P6"><text:span text:style-name="Strong_20_Emphasis"><text:span text:style-name="T12">/home/igor/readme.txt</text:span></text:span></text:p>
      <text:p text:style-name="P6"><text:span text:style-name="Strong_20_Emphasis"><text:span text:style-name="T12"/></text:span></text:p>
      <text:p text:style-name="P6"><draw:frame draw:style-name="fr1" draw:name="graphics1" text:anchor-type="paragraph" svg:x="1.501cm" svg:y="0.238cm" svg:width="13.998cm" svg:height="12.88cm" draw:z-index="0"><draw:image xlink:href="Pictures/100000000000031A000004632F404785.png" xlink:type="simple" xlink:show="embed" xlink:actuate="onLoad"/></draw:frame><text:soft-page-break/><text:span text:style-name="Strong_20_Emphasis"><text:span text:style-name="T12"/></text:span></text:p>
      <text:p text:style-name="P6"><text:span text:style-name="Strong_20_Emphasis"><text:span text:style-name="T12"><text:s/>Основные каталоги файловой системы Unix:</text:span></text:span></text:p>
      <table:table table:name="Table2" table:style-name="Table2">
        <table:table-column table:style-name="Table2.A"/>
        <table:table-column table:style-name="Table2.B"/>
        <table:table-row>
          <table:table-cell table:style-name="Table2.A1" office:value-type="string">
            <text:p text:style-name="P11">Катало</text:p>
          </table:table-cell>
          <table:table-cell table:style-name="Table2.B1" office:value-type="string">
            <text:p text:style-name="P11">Содержание</text:p>
          </table:table-cell>
        </table:table-row>
        <table:table-row>
          <table:table-cell table:style-name="Table2.A2" office:value-type="string">
            <text:p text:style-name="P11">/bin</text:p>
          </table:table-cell>
          <table:table-cell table:style-name="Table2.B2" office:value-type="string">
            <text:p text:style-name="P11"><text:s/>Утилиты типа cp</text:p>
          </table:table-cell>
        </table:table-row>
        <table:table-row>
          <table:table-cell table:style-name="Table2.A2" office:value-type="string">
            <text:p text:style-name="P11">/sbin</text:p>
          </table:table-cell>
          <table:table-cell table:style-name="Table2.B2" office:value-type="string">
            <text:p text:style-name="P11">Системные утилиты</text:p>
          </table:table-cell>
        </table:table-row>
        <table:table-row>
          <table:table-cell table:style-name="Table2.A2" office:value-type="string">
            <text:p text:style-name="P11">/etc</text:p>
          </table:table-cell>
          <table:table-cell table:style-name="Table2.B2" office:value-type="string">
            <text:p text:style-name="P11">Файлы конфигурации и стартовые скрипты</text:p>
          </table:table-cell>
        </table:table-row>
        <table:table-row>
          <table:table-cell table:style-name="Table2.A2" office:value-type="string">
            <text:p text:style-name="P11">/dev</text:p>
          </table:table-cell>
          <table:table-cell table:style-name="Table2.B2" office:value-type="string">
            <text:p text:style-name="P11">Файлы устройств</text:p>
          </table:table-cell>
        </table:table-row>
        <table:table-row>
          <table:table-cell table:style-name="Table2.A2" office:value-type="string">
            <text:p text:style-name="P11">/usr</text:p>
          </table:table-cell>
          <table:table-cell table:style-name="Table2.B2" office:value-type="string">
            <text:p text:style-name="P11">Каталог пользователей, приложений установленных отдельно</text:p>
          </table:table-cell>
        </table:table-row>
        <table:table-row>
          <table:table-cell table:style-name="Table2.A2" office:value-type="string">
            <text:p text:style-name="P11">/home</text:p>
          </table:table-cell>
          <table:table-cell table:style-name="Table2.B2" office:value-type="string">
            <text:p text:style-name="P11">Каталог пользователей</text:p>
          </table:table-cell>
        </table:table-row>
        <table:table-row>
          <table:table-cell table:style-name="Table2.A2" office:value-type="string">
            <text:p text:style-name="P11">/var</text:p>
          </table:table-cell>
          <table:table-cell table:style-name="Table2.B2" office:value-type="string">
            <text:p text:style-name="P11">Временная информация</text:p>
          </table:table-cell>
        </table:table-row>
        <table:table-row>
          <table:table-cell table:style-name="Table2.A2" office:value-type="string">
            <text:p text:style-name="P11">/tmp</text:p>
          </table:table-cell>
          <table:table-cell table:style-name="Table2.B2" office:value-type="string">
            <text:p text:style-name="P11">Временные файлы</text:p>
          </table:table-cell>
        </table:table-row>
        <table:table-row>
          <table:table-cell table:style-name="Table2.A2" office:value-type="string">
            <text:p text:style-name="P11">/usr/local</text:p>
          </table:table-cell>
          <table:table-cell table:style-name="Table2.B2" office:value-type="string">
            <text:p text:style-name="P11">Приложения установленные отдельно от системы</text:p>
          </table:table-cell>
        </table:table-row>
        <table:table-row>
          <table:table-cell table:style-name="Table2.A2" office:value-type="string">
            <text:p text:style-name="P11">/usr/bin</text:p>
          </table:table-cell>
          <table:table-cell table:style-name="Table2.B2" office:value-type="string">
            <text:p text:style-name="P11">Место нахождения не системных утилит</text:p>
          </table:table-cell>
        </table:table-row>
        <table:table-row>
          <table:table-cell table:style-name="Table2.A2" office:value-type="string">
            <text:p text:style-name="P11">/usr/sbin</text:p>
          </table:table-cell>
          <table:table-cell table:style-name="Table2.B2" office:value-type="string">
            <text:p text:style-name="P11">Место системных утилит установленных отдельно</text:p>
          </table:table-cell>
        </table:table-row>
      </table:table>
      <text:p text:style-name="P6"><text:span text:style-name="Strong_20_Emphasis"><text:span text:style-name="T12"/></text:span></text:p>
      <text:p text:style-name="P10"><text:span text:style-name="Strong_20_Emphasis"><text:span text:style-name="T4">Файлы.</text:span></text:span></text:p>
      <text:p text:style-name="P7"><text:span text:style-name="Strong_20_Emphasis"><text:span text:style-name="T1">Любой файл может содержать текст или какие-либо данные. Давайте создадим пустой файл. Чтобы создать пустой файл можно воспользоваться командой touch.</text:span></text:span></text:p>
      <text:p text:style-name="P7"><text:span text:style-name="Strong_20_Emphasis"><text:span text:style-name="T1">touch 1.txt</text:span></text:span></text:p>
      <text:p text:style-name="P7"><text:span text:style-name="Strong_20_Emphasis"><text:span text:style-name="T1">Если не указан обсолютный путь то файл будет создан в текущей директории.</text:span></text:span></text:p>
      <text:p text:style-name="P7"><text:span text:style-name="Strong_20_Emphasis"><text:span text:style-name="T4">Команды копирования файлов cp</text:span></text:span></text:p>
      <text:p text:style-name="P7"><text:span text:style-name="Strong_20_Emphasis"><text:span text:style-name="T1">cp имя файла который надо скопировать новое имя файла.</text:span></text:span></text:p>
      <text:p text:style-name="P7"><text:span text:style-name="Strong_20_Emphasis"><text:span text:style-name="T1">сp <text:s/>1.txt 2.txt</text:span></text:span></text:p>
      <text:p text:style-name="P7"><text:span text:style-name="Strong_20_Emphasis"><text:span text:style-name="T4">Переименование файлов</text:span></text:span></text:p>
      <text:p text:style-name="P7"><text:span text:style-name="Strong_20_Emphasis"><text:span text:style-name="T1">mv 1.txt 2.txt</text:span></text:span></text:p>
      <text:p text:style-name="P7"><text:span text:style-name="Strong_20_Emphasis"><text:span text:style-name="T4">Удаление файла</text:span></text:span></text:p>
      <text:p text:style-name="P7"><text:span text:style-name="Strong_20_Emphasis"><text:span text:style-name="T1">rm 1.txt</text:span></text:span></text:p>
      <text:p text:style-name="P7"><text:span text:style-name="Strong_20_Emphasis"><text:span text:style-name="T1">Внимание при удаление файлов точно указывайте путь удаляемого файла, иначе вы можете удалить нужную информацию, а восстановление информации в unix-подобных ос нет </text:span></text:span></text:p>
      <text:p text:style-name="P7"><text:span text:style-name="Strong_20_Emphasis"><text:span text:style-name="T4">Каталоги</text:span></text:span></text:p>
      <text:p text:style-name="P7"><text:span text:style-name="Strong_20_Emphasis"><text:span text:style-name="T1">Любой каталог можно создать, удалить, скопировать и переместить</text:span></text:span></text:p>
      <text:p text:style-name="P7"><text:span text:style-name="Strong_20_Emphasis"><text:span text:style-name="T1">Создание каталога</text:span></text:span></text:p>
      <text:p text:style-name="P7"><text:span text:style-name="Strong_20_Emphasis"><text:span text:style-name="T1">mkdir test</text:span></text:span></text:p>
      <text:p text:style-name="P7"><text:span text:style-name="Strong_20_Emphasis"><text:span text:style-name="T1">Если не указан путь, то каталог создается в текущем</text:span></text:span></text:p>
      <text:p text:style-name="P7"><text:span text:style-name="Strong_20_Emphasis"><text:span text:style-name="T4">Копирование</text:span></text:span></text:p>
      <text:p text:style-name="P7"><text:span text:style-name="Strong_20_Emphasis"><text:span text:style-name="T1">cp test test2</text:span></text:span></text:p>
      <text:p text:style-name="P7"><text:span text:style-name="Strong_20_Emphasis"><text:span text:style-name="T1">Скопирует каталог не удаляя исходный</text:span></text:span></text:p>
      <text:p text:style-name="P7"><text:span text:style-name="Strong_20_Emphasis"><text:span text:style-name="T4">Переименование</text:span></text:span></text:p>
      <text:p text:style-name="P7"><text:span text:style-name="Strong_20_Emphasis"><text:span text:style-name="T1">mv test mv test2</text:span></text:span></text:p>
      <text:p text:style-name="P7"><text:span text:style-name="Strong_20_Emphasis"><text:span text:style-name="T1">Переименует каталог test1 в каталог test2, удаляя исходный.</text:span></text:span></text:p>
      <text:p text:style-name="P7"><text:span text:style-name="Strong_20_Emphasis"><text:span text:style-name="T1">Фактически команда перемещение это сочетании команд скопировать+удалить.</text:span></text:span></text:p>
      <text:p text:style-name="P7"><text:span text:style-name="Strong_20_Emphasis"><text:span text:style-name="T4">Удаление каталога</text:span></text:span></text:p>
      <text:p text:style-name="P7"><text:span text:style-name="Strong_20_Emphasis"><text:span text:style-name="T1">rm -rf test</text:span></text:span></text:p>
      <text:p text:style-name="P7"><text:span text:style-name="Strong_20_Emphasis"><text:span text:style-name="T1">Тут я вас должен вообще предупредить удалять каталоги надо осмысленно, не равен тот час и выполните от root команду rm -rf /* тем самым обрушив всю систему без возможности восстановления.</text:span></text:span></text:p>
      <text:p text:style-name="P7"><text:span text:style-name="Strong_20_Emphasis"><text:span text:style-name="T4">Ссылки.</text:span></text:span></text:p>
      <text:p text:style-name="P7"><text:span text:style-name="Strong_20_Emphasis"><text:span text:style-name="T1">Ссылки в unix-подобных ос, можно сравнить с ярлыками в ос MS Windows. Ссылки бывают двух видов, жесткие ссылки и символические.</text:span></text:span></text:p>
      <text:p text:style-name="P7"><text:span text:style-name="Strong_20_Emphasis"><text:span text:style-name="T4">Жесткие ссылки</text:span></text:span></text:p>
      <text:p text:style-name="P7"><text:span text:style-name="Strong_20_Emphasis"><text:span text:style-name="T1">Смысл жесткой ссылки в том, что можно поместить в разные каталоги записи об одном и том же файле</text:span></text:span></text:p>
      <text:p text:style-name="P7"><text:span text:style-name="Strong_20_Emphasis"><text:span text:style-name="T1">Создание жесткой ссылки осуществляется командой ln контекст выполнения таков </text:span></text:span></text:p>
      <text:p text:style-name="P7"><text:soft-page-break/><text:span text:style-name="Strong_20_Emphasis"><text:span text:style-name="T1">ln старое_имя новое_имя</text:span></text:span></text:p>
      <text:p text:style-name="P7"><text:span text:style-name="Strong_20_Emphasis"><text:span text:style-name="T4">Символические ссылки.</text:span></text:span></text:p>
      <text:p text:style-name="P7"><text:span text:style-name="Strong_20_Emphasis"><text:span text:style-name="T1">Символическая ссылка по структуре похожа как раз на ярлык в Windows ссылка на файл, который находится в каталоги отличающего от родительского.</text:span></text:span></text:p>
      <text:p text:style-name="P7"><text:span text:style-name="Strong_20_Emphasis"><text:span text:style-name="T1">Когда мы ведем разговор о файлах и папках нельзя не коснуться такого вопроса как </text:span></text:span><text:span text:style-name="Strong_20_Emphasis"><text:span text:style-name="T4">права</text:span></text:span><text:span text:style-name="Strong_20_Emphasis"><text:span text:style-name="T1">.</text:span></text:span></text:p>
      <text:p text:style-name="P7"><text:span text:style-name="Strong_20_Emphasis"><text:span text:style-name="T1">В любой многопользовательском операционной системе права у пользователей разные, допустим отделу маркетинга незачем видеть файлы и папки программистов, правда такие ограничения не касаются пользователя root, для него открыты двери везде и всюду.</text:span></text:span></text:p>
      <text:p text:style-name="P7"><text:span text:style-name="Strong_20_Emphasis"><text:span text:style-name="T1">Давайте на практике познакомимся с правами.</text:span></text:span></text:p>
      <text:p text:style-name="P7"><text:span text:style-name="Strong_20_Emphasis"><text:span text:style-name="T1">user@nb:~$ ls -l readme.txt </text:span></text:span></text:p>
      <text:p text:style-name="P7"><text:span text:style-name="Strong_20_Emphasis"><text:span text:style-name="T1">-rw-r--r-- 1 user user 0 Июл <text:s/>7 21:11 readme.txt</text:span></text:span></text:p>
      <text:p text:style-name="P7"><text:span text:style-name="Strong_20_Emphasis"><text:span text:style-name="T1">Теперь подробней рассмотрим что же такое вывело нам в консоле</text:span></text:span></text:p>
      <text:p text:style-name="P7"><text:span text:style-name="Strong_20_Emphasis"><text:span text:style-name="T1">Первый столбец — это тип файла(первый символ «-») и правав доступа остальные десять символов, затем количество жестких ссылок на файл, владелец, группа, размер файлов в байтах, дата последней модификации и имя файла.</text:span></text:span></text:p>
      <text:p text:style-name="P7"><text:span text:style-name="Strong_20_Emphasis"><text:span text:style-name="T1">Существуют три группы прав. Пользователь(u),Группа(g), Все остальные(o)</text:span></text:span></text:p>
      <text:p text:style-name="P7"><text:span text:style-name="Strong_20_Emphasis"><text:span text:style-name="T1">-rw <text:tab/>|<text:tab/>-r-<text:tab/>|<text:tab/>-r-</text:span></text:span></text:p>
      <text:p text:style-name="P7"><text:span text:style-name="Strong_20_Emphasis"><text:span text:style-name="T1">u<text:tab/><text:tab/>g<text:tab/><text:tab/>o</text:span></text:span></text:p>
      <text:p text:style-name="P7"><text:span text:style-name="Strong_20_Emphasis"><text:span text:style-name="T1">Часть отвечающая за права пользователя в данном случае это -rw, то есть пользователь может читать файл(r), открывать файл на запись и изменять его(w), но не может исполнять его первый символ как вы видите прочерк, если бы файл был исполняемым для пользователя стоял бы флаг x. Группа , как и все остальные могут только читать файл, без права изменения.</text:span></text:span></text:p>
      <text:p text:style-name="P7"><text:span text:style-name="Strong_20_Emphasis"><text:span text:style-name="T1">Чтобы изменить права на файл можно воспользоваться программой chmod</text:span></text:span></text:p>
      <text:p text:style-name="P7"><text:span text:style-name="Strong_20_Emphasis"><text:span text:style-name="T1">chmod u+rw имя_файла<text:tab/>#после выполнения даст возможности пользователя которому <text:tab/><text:tab/><text:tab/><text:tab/>#принадлежит файл читать и писать в него </text:span></text:span></text:p>
      <text:p text:style-name="P7"><text:span text:style-name="Strong_20_Emphasis"><text:span text:style-name="T1">chmod g-x имя_файла<text:tab/># даст возможность группе исполнять файл</text:span></text:span></text:p>
      <text:p text:style-name="P7"><text:span text:style-name="Strong_20_Emphasis"><text:span text:style-name="T1">chmod o=rx имя_файла<text:tab/># даст всем остальным читать и исполнять файл</text:span></text:span></text:p>
      <text:p text:style-name="P7"><text:span text:style-name="Strong_20_Emphasis"><text:span text:style-name="T1"/></text:span></text:p>
      <text:p text:style-name="P7"><text:span text:style-name="Strong_20_Emphasis"><text:span text:style-name="T1">Можно изменять права доступа на файл в числовом виде</text:span></text:span></text:p>
      <text:p text:style-name="P7"><text:span text:style-name="Strong_20_Emphasis"><text:span text:style-name="T1">chmod 755 имя_файла<text:tab/># выставит права на файл rwxr-xr-x</text:span></text:span></text:p>
      <text:p text:style-name="P7"><text:span text:style-name="Strong_20_Emphasis"><text:span text:style-name="T1">Чтобы выдать права рекурсивно, для группы файлов находящихся в каталоги нужно добавить ключ -R</text:span></text:span></text:p>
      <text:p text:style-name="P7"><text:span text:style-name="Strong_20_Emphasis"><text:span text:style-name="T1">chmod -R 775 /путь/до/папки</text:span></text:span></text:p>
      <text:p text:style-name="P7"><text:span text:style-name="Strong_20_Emphasis"><text:span text:style-name="T1">Для смены владельца файла существует команда chown, контекст выполнение программы таков</text:span></text:span></text:p>
      <text:p text:style-name="P7"><text:span text:style-name="Strong_20_Emphasis"><text:span text:style-name="T1">chown владелец.группа файл</text:span></text:span></text:p>
      <text:p text:style-name="P7"><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FreeSans"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6T23:28:03</meta:creation-date>
    <dc:date>2012-07-07T23:07:23</dc:date>
    <meta:editing-duration>PT4H57M50S</meta:editing-duration>
    <meta:editing-cycles>16</meta:editing-cycles>
    <meta:generator>LibreOffice/3.4$Linux LibreOffice_project/340m1$Build-602</meta:generator>
    <meta:document-statistic meta:table-count="2" meta:image-count="1" meta:object-count="0" meta:page-count="17" meta:paragraph-count="294" meta:word-count="4089" meta:character-count="29333" meta:non-whitespace-character-count="25454"/>
  </office:meta>
</office:document-meta>
</file>